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text-properties style:font-name="Ubuntu"/>
    </style:style>
    <style:style style:name="P49" style:family="paragraph" style:parent-style-name="Text_20_body" style:list-style-name="L4">
      <style:paragraph-properties fo:margin-left="1.282cm" fo:margin-right="0cm" fo:text-align="justify" style:justify-single-word="false" fo:text-indent="0cm" style:auto-text-indent="false"/>
    </style:style>
    <style:style style:name="P50" style:family="paragraph" style:parent-style-name="Text_20_body" style:list-style-name="L5">
      <style:paragraph-properties fo:margin-left="1.309cm" fo:margin-right="0cm" fo:text-align="justify" style:justify-single-word="false" fo:text-indent="0cm" style:auto-text-indent="false"/>
    </style:style>
    <style:style style:name="P51" style:family="paragraph" style:parent-style-name="Text_20_body" style:list-style-name="L6">
      <style:paragraph-properties fo:margin-left="0cm" fo:margin-right="0cm" fo:orphans="2" fo:widows="2" fo:text-indent="0cm" style:auto-text-indent="false" style:writing-mode="lr-tb"/>
    </style:style>
    <style:style style:name="P52" style:family="paragraph" style:parent-style-name="Text_20_body" style:list-style-name="L10">
      <style:paragraph-properties fo:margin-left="0cm" fo:margin-right="0cm" fo:orphans="2" fo:widows="2" fo:text-indent="0cm" style:auto-text-indent="false" style:writing-mode="lr-tb"/>
    </style:style>
    <style:style style:name="P53" style:family="paragraph" style:parent-style-name="Text_20_body" style:list-style-name="L7">
      <style:paragraph-properties fo:margin-top="0cm" fo:margin-bottom="0cm"/>
    </style:style>
    <style:style style:name="P54" style:family="paragraph" style:parent-style-name="Text_20_body" style:list-style-name="L7">
      <style:paragraph-properties fo:margin-top="0cm" fo:margin-bottom="0cm"/>
      <style:text-properties fo:background-color="transparent"/>
    </style:style>
    <style:style style:name="P55" style:family="paragraph" style:parent-style-name="Text_20_body" style:list-style-name="L8">
      <style:paragraph-properties fo:margin-top="0cm" fo:margin-bottom="0cm"/>
    </style:style>
    <style:style style:name="P56" style:family="paragraph" style:parent-style-name="Heading_20_1" style:list-style-name="L1">
      <style:paragraph-properties fo:text-align="justify" style:justify-single-word="false"/>
    </style:style>
    <style:style style:name="P57" style:family="paragraph" style:parent-style-name="Heading_20_4" style:list-style-name="L3">
      <style:text-properties style:font-name="TAhoma" fo:font-weight="bold" style:font-weight-asian="bold" style:font-weight-complex="bold"/>
    </style:style>
    <style:style style:name="P58" style:family="paragraph" style:parent-style-name="Heading_20_4" style:list-style-name="L3">
      <style:text-properties style:font-name="TAhoma"/>
    </style:style>
    <style:style style:name="P59" style:family="paragraph" style:parent-style-name="Heading_20_4" style:list-style-name="L3">
      <style:paragraph-properties fo:orphans="2" fo:widows="2" style:writing-mode="lr-tb"/>
    </style:style>
    <style:style style:name="P60" style:family="paragraph" style:parent-style-name="Heading_20_4" style:list-style-name="L3">
      <style:paragraph-properties fo:margin-left="1.251cm" fo:margin-right="0cm" fo:orphans="2" fo:widows="2" fo:text-indent="0cm" style:auto-text-indent="false" style:writing-mode="lr-tb"/>
    </style:style>
    <style:style style:name="P61"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62"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63" style:family="paragraph" style:parent-style-name="Heading_20_2" style:list-style-name="L2">
      <style:paragraph-properties fo:text-align="justify" style:justify-single-word="false" fo:break-before="page"/>
      <style:text-properties fo:language="es" fo:country="ES"/>
    </style:style>
    <style:style style:name="P64" style:family="paragraph" style:parent-style-name="Heading_20_2" style:list-style-name="L3">
      <style:paragraph-properties fo:text-align="justify" style:justify-single-word="false" style:writing-mode="lr-tb"/>
    </style:style>
    <style:style style:name="P65" style:family="paragraph" style:parent-style-name="Heading_20_3" style:list-style-name="L3"/>
    <style:style style:name="P66"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style:font-name-asian="Arial1" style:font-name-complex="Arial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1"/>
      </text:list-level-style-bullet>
      <text:list-level-style-bullet text:level="2" text:style-name="Bullet_20_Symbols" text:bullet-char="•">
        <style:list-level-properties text:space-before="3.288cm" text:min-label-width="0.499cm"/>
        <style:text-properties style:font-name="StarSymbol1"/>
      </text:list-level-style-bullet>
      <text:list-level-style-bullet text:level="3" text:style-name="Bullet_20_Symbols" text:bullet-char="•">
        <style:list-level-properties text:space-before="4.535cm" text:min-label-width="0.499cm"/>
        <style:text-properties style:font-name="StarSymbol1"/>
      </text:list-level-style-bullet>
      <text:list-level-style-bullet text:level="4" text:style-name="Bullet_20_Symbols" text:bullet-char="•">
        <style:list-level-properties text:space-before="5.782cm" text:min-label-width="0.499cm"/>
        <style:text-properties style:font-name="StarSymbol1"/>
      </text:list-level-style-bullet>
      <text:list-level-style-bullet text:level="5" text:style-name="Bullet_20_Symbols" text:bullet-char="•">
        <style:list-level-properties text:space-before="7.029cm" text:min-label-width="0.499cm"/>
        <style:text-properties style:font-name="StarSymbol1"/>
      </text:list-level-style-bullet>
      <text:list-level-style-bullet text:level="6" text:style-name="Bullet_20_Symbols" text:bullet-char="•">
        <style:list-level-properties text:space-before="8.276cm" text:min-label-width="0.499cm"/>
        <style:text-properties style:font-name="StarSymbol1"/>
      </text:list-level-style-bullet>
      <text:list-level-style-bullet text:level="7" text:style-name="Bullet_20_Symbols" text:bullet-char="•">
        <style:list-level-properties text:space-before="9.523cm" text:min-label-width="0.499cm"/>
        <style:text-properties style:font-name="StarSymbol1"/>
      </text:list-level-style-bullet>
      <text:list-level-style-bullet text:level="8" text:style-name="Bullet_20_Symbols" text:bullet-char="•">
        <style:list-level-properties text:space-before="10.77cm" text:min-label-width="0.499cm"/>
        <style:text-properties style:font-name="StarSymbol1"/>
      </text:list-level-style-bullet>
      <text:list-level-style-bullet text:level="9" text:style-name="Bullet_20_Symbols" text:bullet-char="•">
        <style:list-level-properties text:space-before="12.018cm" text:min-label-width="0.499cm"/>
        <style:text-properties style:font-name="StarSymbol1"/>
      </text:list-level-style-bullet>
      <text:list-level-style-bullet text:level="10" text:style-name="Bullet_20_Symbols" text:bullet-char="•">
        <style:list-level-properties text:space-before="13.265cm" text:min-label-width="0.499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56" text:outline-level="1"><draw:frame draw:style-name="fr2" draw:name="Imatges2" text:anchor-type="paragraph" svg:x="4.018cm" svg:y="0.393cm" svg:width="8.2cm" svg:height="10.282cm" draw:z-index="30"><draw:image xlink:href="Pictures/1000020100000199000001EBA475E3E0.png" xlink:type="simple" xlink:show="embed" xlink:actuate="onLoad"/></draw:frame><draw:frame draw:style-name="fr2" draw:name="Imatges1" text:anchor-type="paragraph" svg:x="4.784cm" svg:y="11.829cm" svg:width="6.13cm" svg:height="1.78cm" draw:z-index="31"><draw:image xlink:href="Pictures/10000000000001290000004F06FA9A01.jpg" xlink:type="simple" xlink:show="embed" xlink:actuate="onLoad"/></draw:frame></text:h>
        </text:list-header>
      </text:list>
      <text:list xml:id="list386790771" text:style-name="L2">
        <text:list-item>
          <text:h text:style-name="P63" text:outline-level="2">Generación de paquetes debian</text:h>
        </text:list-item>
      </text:list>
      <text:list xml:id="list20571057161" text:style-name="L3">
        <text:list-item>
          <text:list>
            <text:list-item>
              <text:h text:style-name="P65"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48">Tradicionalmente, los paquetes fuentes incluyen:</text:p>
      <text:p text:style-name="P48">Un fichero de descripción (.dsc) que enumera todos los ficheros</text:p>
      <text:p text:style-name="P48">El tarball con el código fuente original comprimido con gzip</text:p>
      <text:p text:style-name="P48">Los nuevos ficheros y las modificaciones como un fichero .diff (comprimido en gzip)</text:p>
      <text:p text:style-name="P48"><text:span text:style-name="T44">En esre curso nos centraremos en la “nueva” especificación (3.0) para el </text:span>formato de paquetes fuente que incorpora varios cambios:</text:p>
      <text:p text:style-name="P48">Posibilidad de comprimir los tarballs con bzip y otros formatos</text:p>
      <text:p text:style-name="P48">Soporte de múltiples tarballs originales</text:p>
      <text:p text:style-name="P48">El directorio debian se almacena como un tarball y no como un fichero .diff</text:p>
      <text:p text:style-name="P48">Los cambios al código fuente se almacena como parches en debian/patches/</text:p>
      <text:p text:style-name="P48"><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text:p>
      <text:p text:style-name="P44"/>
      <text:p text:style-name="P44"/>
      <text:p text:style-name="P44"/>
      <text:p text:style-name="P44"/>
      <text:p text:style-name="P44"/>
      <text:list xml:id="list1118740024" text:continue-numbering="true" text:style-name="L3">
        <text:list-item>
          <text:h text:style-name="P64" text:outline-level="2"><text:span text:style-name="T18">Versionado de paquetes</text:span></text:h>
        </text:list-item>
      </text:list>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text:soft-page-break/>~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1882029289" text:continue-numbering="true" text:style-name="L3">
        <text:list-item>
          <text:list>
            <text:list-item>
              <text:h text:style-name="P57"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list xml:id="list909444572" text:continue-numbering="true" text:style-name="L3">
        <text:list-item>
          <text:h text:style-name="P65" text:outline-level="3">Estructura de un paquete</text:h>
          <text:list>
            <text:list-item>
              <text:h text:style-name="P58"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49">Por una parte, la “debianización” de un determinado software implica realizar los cambios pertinentes en el mismo para que el programa se adecue a la “policy”, en su comportamiento, en la nomenclatura de nombres y rutas de ficheros (respetando las <text:soft-page-break/>convenciones de Debian y de la <text:s/>Linux Filesystem Hierarchy) y en el uso y acceso a otros programas y utilidades del sistema.</text:p>
        </text:list-item>
        <text:list-item>
          <text:p text:style-name="P49">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49">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0">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0">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text:soft-page-break/>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2140689846" text:continue-list="list909444572" text:style-name="L3">
        <text:list-item>
          <text:list>
            <text:list-item>
              <text:h text:style-name="P59"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text:soft-page-break/>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2"><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384209944" text:continue-numbering="true" text:style-name="L3">
        <text:list-item>
          <text:list>
            <text:list-item>
              <text:list>
                <text:list-item>
                  <text:h text:style-name="P60" text:outline-level="4"><text:s/><text:span text:style-name="T27">Changelog</text:span></text:h>
                  <text:h text:style-name="P60"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text:soft-page-break/>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1250273281" text:continue-numbering="true" text:style-name="L3">
        <text:list-item>
          <text:list>
            <text:list-item>
              <text:list>
                <text:list-item>
                  <text:h text:style-name="P61"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soft-page-break/><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1"><text:span text:style-name="Example"><text:span text:style-name="T9">Depends</text:span></text:span></text:p>
          <text:p text:style-name="P51"><text:span text:style-name="Example"><text:span text:style-name="T9">Desciption (obligatoria)</text:span></text:span></text:p>
          <text:p text:style-name="P51"><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ext:soft-page-break/>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3"><text:span text:style-name="T32">Required</text:span>: paquetes esenciales para que el sistema trabaje adecuadamente. Si son eliminados hay un alto riesgo de que el sistema quede inutilizarle o se rompa. </text:p>
                </text:list-item>
                <text:list-item>
                  <text:p text:style-name="P53"><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4"><text:span text:style-name="T32">Standard</text:span>: es lo que se instalará por defecto si el usuario no selecciona otra cosa más</text:p>
                </text:list-item>
                <text:list-item>
                  <text:p text:style-name="P53"><text:span text:style-name="T2">Optional</text:span><text:span text:style-name="T4">: </text:span>en esencia todo lo que no es requerido es opcional. Sin embargo, estos paquetes no deberían presentar ningún conflicto con otros. </text:p>
                </text:list-item>
                <text:list-item>
                  <text:p text:style-name="P46"><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5"><text:soft-page-break/><text:span text:style-name="T34">all</text:span> – paquete independiente de la arquitectura del sistema. El resultado será un paquete binario cuyo nombre acabará en <text:span text:style-name="T34">_all.deb</text:span>. </text:p>
            </text:list-item>
            <text:list-item>
              <text:p text:style-name="P47"><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139470948" text:continue-list="list1250273281" text:style-name="L3">
        <text:list-item>
          <text:list>
            <text:list-item>
              <text:list>
                <text:list-item>
                  <text:h text:style-name="P60"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text:soft-page-break/>clean: Restaura el estado inicial del paquete después de una construcción <text:s/>del paquete.</text:p>
              <text:p text:style-name="P40"/>
            </text:list-item>
          </text:list>
        </text:list-item>
      </text:list>
      <text:list xml:id="list10252515111" text:style-name="L10">
        <text:list-header>
          <text:p text:style-name="P52"><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2"><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1881837145" text:continue-list="list139470948" text:style-name="L3">
        <text:list-item>
          <text:list>
            <text:list-item>
              <text:list>
                <text:list-item>
                  <text:h text:style-name="P62"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1339490949" text:continue-numbering="true" text:style-name="L3">
        <text:list-item>
          <text:list>
            <text:list-item>
              <text:list>
                <text:list-item>
                  <text:h text:style-name="P60"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111392522" text:continue-numbering="true" text:style-name="L3">
        <text:list-item>
          <text:list>
            <text:list-item>
              <text:h text:style-name="P60" text:outline-level="4"><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oft-page-break/><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3"><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2" fo:font-size="9pt" style:font-name-asian="StarSymbol2" style:font-size-asian="9pt" style:font-name-complex="StarSymbol2"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 style:font-name-asian="OpenSymbol" style:font-name-complex="OpenSymbol"/>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2" fo:font-size="9pt" style:letter-kerning="true" style:font-name-asian="StarSymbol2" style:font-size-asian="9pt" style:font-name-complex="StarSymbol2"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29"><draw:text-box><text:p text:style-name="MP2">Empaquetado en Debian</text:p></draw:text-box></draw:frame><draw:line text:anchor-type="paragraph" draw:z-index="14" draw:style-name="Mgr1" draw:text-style-name="MP3" svg:x1="0cm" svg:y1="1.263cm" svg:x2="16.193cm" svg:y2="1.265cm"><text:p/></draw:line></text:p>
      </style:header>
      <style:footer>
        <text:p text:style-name="MP4">Página <text:page-number text:select-page="current">15</text:page-number> de <text:page-count style:num-format="1">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08:13</dc:date>
    <meta:print-date>2006-05-23T16:04:32</meta:print-date>
    <meta:editing-cycles>131</meta:editing-cycles>
    <meta:editing-duration>P2DT14H2M43S</meta:editing-duration>
    <meta:document-statistic meta:table-count="1" meta:image-count="4" meta:object-count="0" meta:page-count="15" meta:paragraph-count="284" meta:word-count="3985" meta:character-count="26322" meta:non-whitespace-character-count="22362"/>
    <meta:user-defined meta:name="Info 1"/>
    <meta:user-defined meta:name="Info 2"/>
    <meta:user-defined meta:name="Info 3"/>
    <meta:user-defined meta:name="Info 4"/>
  </office:meta>
</office:document-meta>
</file>